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1713d" officeooo:paragraph-rsid="0001713d"/>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2f65e" officeooo:paragraph-rsid="0002f65e"/>
    </style:style>
    <style:style style:name="P3" style:family="paragraph" style:parent-style-name="Standard">
      <style:paragraph-properties fo:text-align="start" style:justify-single-word="false"/>
      <style:text-properties style:text-underline-style="none" officeooo:rsid="0002f65e" officeooo:paragraph-rsid="0002f6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ur 1</text:p>
      <text:p text:style-name="P1"/>
      <text:p text:style-name="P1"/>
      <text:p text:style-name="P1"/>
      <text:p text:style-name="P2">PROJET JEU DE VOITURE SIMPLE :</text:p>
      <text:p text:style-name="P2"/>
      <text:p text:style-name="P3">matinée : on essaie de comprendre comment fonctionne python et de le lancer mais sans réussir puis on va demander a l’IA Claude de faire un jeu de voiture simple dans l’optique d’apprendre à une IA codée par nous d’apprendre à conduire la voiture. En 4 prompts, on arrive a avoir un très bon jeu ( notable : Claude a réussi a corriger ses erreurs a partir de capture d’écrans!) On a utilisé l’ordi de Vincent car sur le mien on a pas réussi a faire fonctionner python.</text:p>
      <text:p text:style-name="P3"/>
      <text:p text:style-name="P3">après midi : grâce a Pierre, on a réussi a faire fonctionner python sur mon ordinateur et Vincent m’a envoyé le script par mail comme ça j’ai pu l’exécuter. Etude du code pour comprendre comment ça marche (souvenir des anciennes leçons de code qui remontent !) </text:p>
      <text:p text:style-name="P3"/>
      <text:p text:style-name="P3">prévu pour demain : faire l’IA avec la méthode Q learning </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3T14:46:01.551000000</meta:creation-date>
    <dc:date>2025-06-23T14:54:35.430000000</dc:date>
    <meta:editing-duration>PT8M34S</meta:editing-duration>
    <meta:editing-cycles>2</meta:editing-cycles>
    <meta:generator>LibreOffice/7.6.6.3$Windows_X86_64 LibreOffice_project/d97b2716a9a4a2ce1391dee1765565ea469b0ae7</meta:generator>
    <meta:document-statistic meta:table-count="0" meta:image-count="0" meta:object-count="0" meta:page-count="1" meta:paragraph-count="5" meta:word-count="153" meta:character-count="823" meta:non-whitespace-character-count="673"/>
  </office:meta>
</office:document-meta>
</file>